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nymousBindMarkersUnitTests.shouldBindBy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nonymousBindMarkersUnitTests.shouldCreateNewBindMark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